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8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2.78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3.014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00ff00" style:text-align-source="fix" style:repeat-content="false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it" fo:country="IT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ext-properties style:use-window-font-color="true" style:text-outline="false" style:text-line-through-style="none" style:font-name="Nimbus Roman No9 L" fo:font-size="10pt" fo:language="it" fo:country="IT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/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=630" style:apply-style-name="Default" style:base-cell-address="Totale.J7"/>
    </style:style>
    <style:style style:name="ce15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Tota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  <table:table-cell table:style-name="ce13" office:value-type="string">
            <text:p>teoriche</text:p>
          </table:table-cell>
          <table:table-cell table:style-name="ce13" office:value-type="string">
            <text:p>reali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PRE RR</text:p>
          </table:table-cell>
          <table:table-cell table:style-name="ce4" office:value-type="string">
            <text:p>RR-RPP</text:p>
          </table:table-cell>
          <table:table-cell table:style-name="ce4" office:value-type="string">
            <text:p>RPP-RQ</text:p>
          </table:table-cell>
          <table:table-cell table:style-name="ce4" office:value-type="string">
            <text:p>RQ-RA</text:p>
          </table:table-cell>
          <table:table-cell table:style-name="ce9" office:value-type="string">
            <text:p>TOTALE</text:p>
          </table:table-cell>
          <table:table-cell table:style-name="ce9" office:value-type="string">
            <text:p>STIPENDIO</text:p>
          </table:table-cell>
          <table:table-cell office:value-type="string">
            <text:p>tot.ore lavoro</text:p>
          </table:table-cell>
          <table:table-cell table:style-name="ce13" office:value-type="float" office:value="630">
            <text:p>630</text:p>
          </table:table-cell>
          <table:table-cell table:style-name="ce14" table:formula="oooc:=SUM([.F8:.F13])" office:value-type="float" office:value="630">
            <text:p>63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2">
            <text:p>12</text:p>
          </table:table-cell>
          <table:table-cell table:style-name="ce3" table:formula="oooc:=SUM([.C8:.E8])" office:value-type="float" office:value="69">
            <text:p>69</text:p>
          </table:table-cell>
          <table:table-cell table:style-name="ce12" table:formula="oooc:=[.F8]*[.G1]" office:value-type="float" office:value="2070">
            <text:p>2070</text:p>
          </table:table-cell>
          <table:table-cell office:value-type="float" office:value="10">
            <text:p>10</text:p>
          </table:table-cell>
          <table:table-cell office:value-type="string">
            <text:p>2persone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8">
            <text:p>18</text:p>
          </table:table-cell>
          <table:table-cell table:style-name="ce3" table:formula="oooc:=SUM([.C9:.E9])" office:value-type="float" office:value="93">
            <text:p>93</text:p>
          </table:table-cell>
          <table:table-cell table:style-name="ce12" table:formula="oooc:=[.F9]*[.G2]" office:value-type="float" office:value="1860">
            <text:p>186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3" table:formula="oooc:=SUM([.C10:.E10])" office:value-type="float" office:value="93">
            <text:p>93</text:p>
          </table:table-cell>
          <table:table-cell table:style-name="ce12" table:formula="oooc:=[.F10]*[.G3]" office:value-type="float" office:value="2325">
            <text:p>2325</text:p>
          </table:table-cell>
          <table:table-cell office:value-type="float" office:value="20">
            <text:p>20</text:p>
          </table:table-cell>
          <table:table-cell office:value-type="string">
            <text:p>3persone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0">
            <text:p>0</text:p>
          </table:table-cell>
          <table:table-cell table:style-name="ce3" table:formula="oooc:=SUM([.C11:.E11])" office:value-type="float" office:value="134">
            <text:p>134</text:p>
          </table:table-cell>
          <table:table-cell table:style-name="ce12" table:formula="oooc:=[.F11]*[.G4]" office:value-type="float" office:value="2948">
            <text:p>2948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0">
            <text:p>0</text:p>
          </table:table-cell>
          <table:table-cell table:style-name="ce3" table:formula="oooc:=SUM([.C12:.E12])" office:value-type="float" office:value="90">
            <text:p>90</text:p>
          </table:table-cell>
          <table:table-cell table:style-name="ce12" table:formula="oooc:=[.F12]*[.G5]" office:value-type="float" office:value="1440">
            <text:p>1440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5">
            <text:p>15</text:p>
          </table:table-cell>
          <table:table-cell table:style-name="ce3" table:formula="oooc:=SUM([.C13:.E13])" office:value-type="float" office:value="151">
            <text:p>151</text:p>
          </table:table-cell>
          <table:table-cell table:style-name="ce12" table:formula="oooc:=[.F13]*[.G6]" office:value-type="float" office:value="2416">
            <text:p>2416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table:formula="oooc:=SUM([.C8]*[.D1]+[.C9]*[.D2]+[.C10]*[.D3]+[.C11]*[.D4]+[.C12]*[.D5]+[.C13]*[.D6])" office:value-type="float" office:value="5035">
            <text:p>5035</text:p>
          </table:table-cell>
          <table:table-cell table:style-name="ce6" table:formula="oooc:=SUM([.D8]*[.E1]+[.D9]*[.E2]+[.D10]*[.E3]+[.D11]*[.E4]+[.D12]*[.E5]+[.D13]*[.E6])" office:value-type="float" office:value="7064">
            <text:p>7064</text:p>
          </table:table-cell>
          <table:table-cell table:style-name="ce6" table:formula="oooc:=SUM([.E8]*[.F1]+[.E9]*[.F2]+[.E10]*[.F3]+[.E11]*[.F4]+[.E12]*[.F5]+[.E13]*[.F6])" office:value-type="float" office:value="960">
            <text:p>960</text:p>
          </table:table-cell>
          <table:table-cell table:style-name="ce10" table:formula="oooc:=SUM([.F8]*[.G1]+[.F9]*[.G2]+[.F10]*[.G3]+[.F11]*[.G4]+[.F12]*[.G5]+[.F13]*[.G6])" office:value-type="float" office:value="13059">
            <text:p>13059</text:p>
          </table:table-cell>
          <table:table-cell table:style-name="ce12"/>
          <table:table-cell/>
          <table:table-cell office:value-type="string">
            <text:p>RR-RPP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Bizzotto Piero</text:p>
          </table:table-cell>
          <table:table-cell table:number-columns-repeated="4"/>
          <table:table-cell table:style-name="ce11"/>
          <table:table-cell table:number-columns-repeated="9"/>
        </table:table-row>
        <table:table-row table:style-name="ro1">
          <table:table-cell office:value-type="string">
            <text:p>Carollo Mirko</text:p>
          </table:table-cell>
          <table:table-cell table:number-columns-repeated="14"/>
        </table:table-row>
        <table:table-row table:style-name="ro1">
          <table:table-cell office:value-type="string">
            <text:p>Cunico Marco</text:p>
          </table:table-cell>
          <table:table-cell table:number-columns-repeated="14"/>
        </table:table-row>
        <table:table-row table:style-name="ro1">
          <table:table-cell office:value-type="string">
            <text:p>Dal Bosco Davide</text:p>
          </table:table-cell>
          <table:table-cell table:number-columns-repeated="14"/>
        </table:table-row>
        <table:table-row table:style-name="ro1">
          <table:table-cell office:value-type="string">
            <text:p>Dissegna Stefano</text:p>
          </table:table-cell>
          <table:table-cell table:number-columns-repeated="14"/>
        </table:table-row>
        <table:table-row table:style-name="ro1">
          <table:table-cell office:value-type="string">
            <text:p>Geremia Mirco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7" office:value-type="string">
            <text:p>NOME</text:p>
          </table:table-cell>
          <table:table-cell table:style-name="ce7" office:value-type="string">
            <text:p>COGNOME</text:p>
          </table:table-cell>
          <table:table-cell table:style-name="ce7" office:value-type="string">
            <text:p>MATRICOLA</text:p>
          </table:table-cell>
          <table:table-cell table:style-name="ce8"/>
          <table:table-cell table:style-name="ce7" office:value-type="string">
            <text:p>N°</text:p>
          </table:table-cell>
          <table:table-cell table:style-name="ce7" office:value-type="string">
            <text:p>NOME</text:p>
          </table:table-cell>
          <table:table-cell table:style-name="ce7" table:number-columns-repeated="2"/>
          <table:table-cell table:style-name="ce8"/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>
            <text:p>.</text:p>
          </table:table-cell>
          <table:table-cell table:style-name="ce8"/>
          <table:table-cell table:style-name="ce7" office:value-type="float" office:value="1">
            <text:p>1</text:p>
          </table:table-cell>
          <table:table-cell table:style-name="ce7" office:value-type="string">
            <text:p>Piero</text:p>
          </table:table-cell>
          <table:table-cell table:style-name="ce7" office:value-type="string">
            <text:p>Bizzotto</text:p>
          </table:table-cell>
          <table:table-cell table:style-name="ce7" office:value-type="float" office:value="540804">
            <text:p>540804</text:p>
          </table:table-cell>
          <table:table-cell table:style-name="ce8"/>
          <table:table-cell table:style-name="ce7" table:number-columns-repeated="4"/>
          <table:table-cell table:style-name="ce8"/>
        </table:table-row>
        <table:table-row table:style-name="ro1">
          <table:table-cell table:number-columns-repeated="3"/>
          <table:table-cell table:style-name="ce7" office:value-type="string">
            <text:p>.</text:p>
          </table:table-cell>
          <table:table-cell table:style-name="ce8"/>
          <table:table-cell table:style-name="ce7" office:value-type="float" office:value="2">
            <text:p>2</text:p>
          </table:table-cell>
          <table:table-cell table:style-name="ce7" office:value-type="string">
            <text:p>Mirko</text:p>
          </table:table-cell>
          <table:table-cell table:style-name="ce7" office:value-type="string">
            <text:p>Carollo</text:p>
          </table:table-cell>
          <table:table-cell table:style-name="ce7" office:value-type="float" office:value="542902">
            <text:p>542902</text:p>
          </table:table-cell>
          <table:table-cell table:style-name="ce8"/>
          <table:table-cell table:style-name="ce7" table:number-columns-repeated="4"/>
          <table:table-cell table:style-name="ce8"/>
        </table:table-row>
        <table:table-row table:style-name="ro1">
          <table:table-cell table:number-columns-repeated="3"/>
          <table:table-cell table:style-name="ce7" office:value-type="string">
            <text:p>.</text:p>
          </table:table-cell>
          <table:table-cell table:style-name="ce8"/>
          <table:table-cell table:style-name="ce7" office:value-type="float" office:value="3">
            <text:p>3</text:p>
          </table:table-cell>
          <table:table-cell table:style-name="ce7" office:value-type="string">
            <text:p>Marco</text:p>
          </table:table-cell>
          <table:table-cell table:style-name="ce7" office:value-type="string">
            <text:p>Cunico</text:p>
          </table:table-cell>
          <table:table-cell table:style-name="ce7" office:value-type="float" office:value="540754">
            <text:p>540754</text:p>
          </table:table-cell>
          <table:table-cell table:style-name="ce8"/>
          <table:table-cell table:style-name="ce7" table:number-columns-repeated="4"/>
          <table:table-cell table:style-name="ce8"/>
        </table:table-row>
        <table:table-row table:style-name="ro1">
          <table:table-cell table:number-columns-repeated="3"/>
          <table:table-cell table:style-name="ce7" office:value-type="string">
            <text:p>.</text:p>
          </table:table-cell>
          <table:table-cell table:style-name="ce8"/>
          <table:table-cell table:style-name="ce7" office:value-type="float" office:value="4">
            <text:p>4</text:p>
          </table:table-cell>
          <table:table-cell table:style-name="ce7" office:value-type="string">
            <text:p>Davide</text:p>
          </table:table-cell>
          <table:table-cell table:style-name="ce7" office:value-type="string">
            <text:p>Dal Bosco</text:p>
          </table:table-cell>
          <table:table-cell table:style-name="ce7" office:value-type="float" office:value="539402">
            <text:p>539402</text:p>
          </table:table-cell>
          <table:table-cell table:style-name="ce8"/>
          <table:table-cell table:style-name="ce7" table:number-columns-repeated="4"/>
          <table:table-cell table:style-name="ce8"/>
        </table:table-row>
        <table:table-row table:style-name="ro1">
          <table:table-cell table:number-columns-repeated="3"/>
          <table:table-cell table:style-name="ce8" table:number-columns-repeated="12"/>
        </table:table-row>
        <table:table-row table:style-name="ro1">
          <table:table-cell table:number-columns-repeated="3"/>
          <table:table-cell table:style-name="ce7" office:value-type="string">
            <text:p>.</text:p>
          </table:table-cell>
          <table:table-cell table:style-name="ce8"/>
          <table:table-cell table:style-name="ce7" office:value-type="float" office:value="5">
            <text:p>5</text:p>
          </table:table-cell>
          <table:table-cell table:style-name="ce7" office:value-type="string">
            <text:p>Stefano</text:p>
          </table:table-cell>
          <table:table-cell table:style-name="ce7" office:value-type="string">
            <text:p>Dissegna</text:p>
          </table:table-cell>
          <table:table-cell table:style-name="ce7" office:value-type="float" office:value="561011">
            <text:p>561011</text:p>
          </table:table-cell>
          <table:table-cell table:style-name="ce8"/>
          <table:table-cell table:style-name="ce7" table:number-columns-repeated="4"/>
          <table:table-cell table:style-name="ce8"/>
        </table:table-row>
        <table:table-row table:style-name="ro1">
          <table:table-cell table:number-columns-repeated="3"/>
          <table:table-cell table:style-name="ce7" office:value-type="string">
            <text:p>.</text:p>
          </table:table-cell>
          <table:table-cell table:style-name="ce8"/>
          <table:table-cell table:style-name="ce7" office:value-type="float" office:value="6">
            <text:p>6</text:p>
          </table:table-cell>
          <table:table-cell table:style-name="ce7" office:value-type="string">
            <text:p>Mirco</text:p>
          </table:table-cell>
          <table:table-cell table:style-name="ce7" office:value-type="string">
            <text:p>Geremia</text:p>
          </table:table-cell>
          <table:table-cell table:number-columns-repeated="7"/>
        </table:table-row>
      </table:table>
      <table:table table:name="PRERR" table:style-name="ta1" table:print="false"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>
            <draw:frame table:end-cell-address="PRERR.L15" table:end-x="0.119cm" table:end-y="0.231cm" draw:z-index="0" draw:style-name="gr1" svg:width="8.009cm" svg:height="6.976cm" svg:x="1.143cm" svg:y="0.291cm">
              <draw:object draw:notify-on-update-of-ranges="PRERR.G8:PRERR.G8 PRERR.A9:PRERR.A9 PRERR.G9:PRERR.G9 PRERR.A10:PRERR.A10 PRERR.G10:PRERR.G10 PRERR.A11:PRERR.A11 PRERR.G11:PRERR.G11 PRERR.A12:PRERR.A12 PRERR.G12:PRERR.G12 PRERR.A13:PRERR.A13 PRERR.G13:PRERR.G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9" office:value-type="string">
            <text:p>RR</text:p>
          </table:table-cell>
          <table:table-cell table:style-name="ce9" table:number-columns-repeated="3"/>
          <table:table-cell table:style-name="ce9" office:value-type="string">
            <text:p>TOTALE</text:p>
          </table:table-cell>
          <table:table-cell table:style-name="ce9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3"/>
          <table:table-cell table:style-name="ce3" table:formula="oooc:=SUM([.B8:.E8])" office:value-type="float" office:value="20">
            <text:p>20</text:p>
          </table:table-cell>
          <table:table-cell table:style-name="ce12" table:formula="oooc:=[.F8]*[.G1]" office:value-type="float" office:value="600">
            <text:p>60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3" table:number-columns-repeated="3"/>
          <table:table-cell table:style-name="ce3" table:formula="oooc:=SUM([.B9:.E9])" office:value-type="float" office:value="28">
            <text:p>28</text:p>
          </table:table-cell>
          <table:table-cell table:style-name="ce12" table:formula="oooc:=[.F9]*[.G2]" office:value-type="float" office:value="560">
            <text:p>56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3" table:number-columns-repeated="3"/>
          <table:table-cell table:style-name="ce3" table:formula="oooc:=SUM([.B10:.E10])" office:value-type="float" office:value="65">
            <text:p>65</text:p>
          </table:table-cell>
          <table:table-cell table:style-name="ce12" table:formula="oooc:=[.F10]*[.G3]" office:value-type="float" office:value="1625">
            <text:p>1625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  <table:table-cell table:style-name="ce3" table:formula="oooc:=SUM([.B11:.E11])" office:value-type="float" office:value="10">
            <text:p>10</text:p>
          </table:table-cell>
          <table:table-cell table:style-name="ce12" table:formula="oooc:=[.F11]*[.G4]" office:value-type="float" office:value="220">
            <text:p>220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table:formula="oooc:=SUM([.B12:.E12])" office:value-type="float" office:value="0">
            <text:p>0</text:p>
          </table:table-cell>
          <table:table-cell table:style-name="ce12" table:formula="oooc:=[.F12]*[.G5]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style-name="ce3" table:formula="oooc:=SUM([.B13:.E13])" office:value-type="float" office:value="12">
            <text:p>12</text:p>
          </table:table-cell>
          <table:table-cell table:style-name="ce12" table:formula="oooc:=[.F13]*[.G6]" office:value-type="float" office:value="192">
            <text:p>192</text:p>
          </table:table-cell>
          <table:table-cell/>
        </table:table-row>
        <table:table-row table:style-name="ro1">
          <table:table-cell/>
          <table:table-cell table:style-name="ce6" table:formula="oooc:=SUM([.B8]*[.C1]+[.B9]*[.C2]+[.B10]*[.C3]+[.B11]*[.C4]+[.B12]*[.C5]+[.B13]*[.C6])" office:value-type="float" office:value="3197">
            <text:p>3197</text:p>
          </table:table-cell>
          <table:table-cell table:style-name="ce6" table:number-columns-repeated="3"/>
          <table:table-cell table:style-name="ce6" table:formula="oooc:=SUM([.F8]*[.G1]+[.F9]*[.G2]+[.F10]*[.G3]+[.F11]*[.G4]+[.F12]*[.G5]+[.F13]*[.G6])" office:value-type="float" office:value="3197">
            <text:p>3197</text:p>
          </table:table-cell>
          <table:table-cell table:style-name="ce12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PRERR.K30" table:end-x="2.21cm" table:end-y="0.127cm" draw:z-index="1" draw:style-name="gr1" svg:width="8.007cm" svg:height="6.978cm" svg:x="0.978cm" svg:y="0.186cm">
              <draw:object draw:notify-on-update-of-ranges="PRERR.A9:PRERR.A13 PRERR.B8:PRERR.B8 PRERR.B9:PRERR.B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RRRPP" table:style-name="ta1" table:print="false">
        <office:forms form:automatic-focus="false" form:apply-design-mode="false"/>
        <table:table-column table:style-name="co2" table:default-cell-style-name="Default"/>
        <table:table-column table:style-name="co5" table:default-cell-style-name="ce1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 table:number-rows-repeated="6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" office:value-type="string">
            <text:p>RR-RPP</text:p>
          </table:table-cell>
          <table:table-cell/>
          <table:table-cell office:value-type="string">
            <text:p>persone</text:p>
          </table:table-cell>
          <table:table-cell table:style-name="ce13" office:value-type="string">
            <text:p>ore lavorative al giorno</text:p>
          </table:table-cell>
          <table:table-cell office:value-type="string">
            <text:p>giorni da lavo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sponsabile</text:p>
          </table:table-cell>
          <table:table-cell table:style-name="ce5" office:value-type="float" office:value="25">
            <text:p>25</text:p>
          </table:table-cell>
          <table:table-cell office:value-type="string">
            <text:p>pianificazione</text:p>
          </table:table-cell>
          <table:table-cell table:style-name="ce15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ooc:=([.C8]/[.E8])/[.F8]" office:value-type="float" office:value="8.33333333333333">
            <text:p>8,3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mministratore</text:p>
          </table:table-cell>
          <table:table-cell table:style-name="ce5" office:value-type="float" office:value="40">
            <text:p>40</text:p>
          </table:table-cell>
          <table:table-cell office:value-type="string">
            <text:p>pianificazi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ooc:=([.C9]/[.E9])/[.F9]" office:value-type="float" office:value="13.3333333333333">
            <text:p>13,3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alista</text:p>
          </table:table-cell>
          <table:table-cell table:style-name="ce5" office:value-type="float" office:value="73">
            <text:p>73</text:p>
          </table:table-cell>
          <table:table-cell office:value-type="string">
            <text:p>analisi</text:p>
          </table:table-cell>
          <table:table-cell table:number-columns-repeated="2" office:value-type="float" office:value="3">
            <text:p>3</text:p>
          </table:table-cell>
          <table:table-cell table:formula="oooc:=([.C10]/[.E10])/[.F10]" office:value-type="float" office:value="8.11111111111111">
            <text:p>8,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ettista</text:p>
          </table:table-cell>
          <table:table-cell table:style-name="ce5" office:value-type="float" office:value="50">
            <text:p>50</text:p>
          </table:table-cell>
          <table:table-cell office:value-type="string">
            <text:p>progettazio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ooc:=([.C11]/[.E11])/[.F11]" office:value-type="float" office:value="8.33333333333333">
            <text:p>8,3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rammatore</text:p>
          </table:table-cell>
          <table:table-cell table:style-name="ce5" office:value-type="float" office:value="0">
            <text:p>0</text:p>
          </table:table-cell>
          <table:table-cell office:value-type="string">
            <text:p>codifica</text:p>
          </table:table-cell>
          <table:table-cell table:style-name="ce1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rificatore</text:p>
          </table:table-cell>
          <table:table-cell table:style-name="ce5" office:value-type="float" office:value="35">
            <text:p>35</text:p>
          </table:table-cell>
          <table:table-cell office:value-type="string">
            <text:p>qualific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ooc:=([.C13]/[.E13])/[.F13]" office:value-type="float" office:value="11.6666666666667">
            <text:p>11,6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formula="oooc:=SUM([.E8:.E13])" office:value-type="float" office:value="8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>
            <draw:frame table:end-cell-address="RRRPP.I31" table:end-x="2.147cm" table:end-y="0.423cm" draw:z-index="1" draw:style-name="gr1" svg:width="13.986cm" svg:height="7.752cm" svg:x="0.067cm" svg:y="0.21cm">
              <draw:object draw:notify-on-update-of-ranges="RRRPP.B17:RRRPP.B22 RRRPP.C17:RRRPP.C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table:end-cell-address="RRRPP.N31" table:end-x="0.688cm" table:end-y="0.443cm" draw:z-index="0" draw:style-name="gr1" svg:width="8.808cm" svg:height="7.759cm" svg:x="0.913cm" svg:y="0.223cm">
              <draw:object draw:notify-on-update-of-ranges="RRRPP.B8:RRRPP.B13 RRRPP.C8:RRRPP.C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nalista</text:p>
          </table:table-cell>
          <table:table-cell office:value-type="float" office:value="1825">
            <text:p>18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ogettista</text:p>
          </table:table-cell>
          <table:table-cell office:value-type="float" office:value="1100">
            <text:p>11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erificatore</text:p>
          </table:table-cell>
          <table:table-cell office:value-type="float" office:value="560">
            <text:p>560</text:p>
          </table:table-cell>
          <table:table-cell table:number-columns-repeated="7"/>
        </table:table-row>
      </table:table>
      <table:table table:name="RPPRQ" table:style-name="ta1" table:print="false">
        <office:forms form:automatic-focus="false" form:apply-design-mode="false"/>
        <table:table-column table:style-name="co5" table:default-cell-style-name="ce1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" office:value-type="string">
            <text:p>RPP-RQ</text:p>
          </table:table-cell>
          <table:table-cell/>
          <table:table-cell office:value-type="string">
            <text:p>persone</text:p>
          </table:table-cell>
          <table:table-cell table:style-name="ce13" office:value-type="string">
            <text:p>ore lavorative al giorno</text:p>
          </table:table-cell>
          <table:table-cell office:value-type="string">
            <text:p>giorni da lavorare</text:p>
          </table:table-cell>
          <table:table-cell table:number-columns-repeated="3"/>
        </table:table-row>
        <table:table-row table:style-name="ro1">
          <table:table-cell office:value-type="string">
            <text:p>Responsabile</text:p>
          </table:table-cell>
          <table:table-cell table:style-name="ce5" office:value-type="float" office:value="32">
            <text:p>32</text:p>
          </table:table-cell>
          <table:table-cell office:value-type="string">
            <text:p>pianificazione</text:p>
          </table:table-cell>
          <table:table-cell table:style-name="ce15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ooc:=([.B3]/[.D3])/[.E3]" office:value-type="float" office:value="10.6666666666667">
            <text:p>10,67</text:p>
          </table:table-cell>
          <table:table-cell table:number-columns-repeated="3"/>
        </table:table-row>
        <table:table-row table:style-name="ro1">
          <table:table-cell office:value-type="string">
            <text:p>Amministratore</text:p>
          </table:table-cell>
          <table:table-cell table:style-name="ce5" office:value-type="float" office:value="35">
            <text:p>35</text:p>
          </table:table-cell>
          <table:table-cell office:value-type="string">
            <text:p>pianificazi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ooc:=([.B4]/[.D4])/[.E4]" office:value-type="float" office:value="11.6666666666667">
            <text:p>11,67</text:p>
          </table:table-cell>
          <table:table-cell table:number-columns-repeated="3"/>
        </table:table-row>
        <table:table-row table:style-name="ro1">
          <table:table-cell office:value-type="string">
            <text:p>Analista</text:p>
          </table:table-cell>
          <table:table-cell table:style-name="ce5" office:value-type="float" office:value="20">
            <text:p>20</text:p>
          </table:table-cell>
          <table:table-cell office:value-type="string">
            <text:p>analis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ooc:=([.B5]/[.D5])/[.E5]" office:value-type="float" office:value="6.66666666666667">
            <text:p>6,67</text:p>
          </table:table-cell>
          <table:table-cell table:number-columns-repeated="3"/>
        </table:table-row>
        <table:table-row table:style-name="ro1">
          <table:table-cell office:value-type="string">
            <text:p>Progettista</text:p>
          </table:table-cell>
          <table:table-cell table:style-name="ce5" office:value-type="float" office:value="84">
            <text:p>84</text:p>
          </table:table-cell>
          <table:table-cell office:value-type="string">
            <text:p>progettazio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ooc:=([.B6]/[.D6])/[.E6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Programmatore</text:p>
          </table:table-cell>
          <table:table-cell table:style-name="ce5" office:value-type="float" office:value="90">
            <text:p>90</text:p>
          </table:table-cell>
          <table:table-cell office:value-type="string">
            <text:p>codifica</text:p>
          </table:table-cell>
          <table:table-cell table:style-name="ce15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ooc:=([.B7]/[.D7])/[.E7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Verificatore</text:p>
          </table:table-cell>
          <table:table-cell table:style-name="ce5" office:value-type="float" office:value="101">
            <text:p>101</text:p>
          </table:table-cell>
          <table:table-cell office:value-type="string">
            <text:p>qualifica</text:p>
          </table:table-cell>
          <table:table-cell table:number-columns-repeated="2" office:value-type="float" office:value="3">
            <text:p>3</text:p>
          </table:table-cell>
          <table:table-cell table:formula="oooc:=([.B8]/[.D8])/[.E8]" office:value-type="float" office:value="11.2222222222222">
            <text:p>11,2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formula="oooc:=SUM([.D3:.D8])"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/>
          <table:table-cell>
            <draw:frame table:end-cell-address="RPPRQ.H26" table:end-x="2.22cm" table:end-y="0.239cm" draw:z-index="0" draw:style-name="gr1" svg:width="12.769cm" svg:height="7.751cm" svg:x="0.1cm" svg:y="0.027cm">
              <draw:object draw:notify-on-update-of-ranges="RPPRQ.A12:RPPRQ.A17 RPPRQ.B11:RPPRQ.B11 RPPRQ.B12:RPPRQ.B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>
            <draw:frame table:end-cell-address="RPPRQ.M26" table:end-x="0.041cm" table:end-y="0.265cm" draw:z-index="1" draw:style-name="gr1" svg:width="7.997cm" svg:height="7.751cm" svg:x="1.076cm" svg:y="0.053cm">
              <draw:object draw:notify-on-update-of-ranges="RPPRQ.A3:RPPRQ.A8 RPPRQ.B3:RPPRQ.B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formula="oooc:=[.B3]*30" office:value-type="float" office:value="960">
            <text:p>960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formula="oooc:=[.B4]*20" office:value-type="float" office:value="700">
            <text:p>70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formula="oooc:=[.B5]*25"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formula="oooc:=[.B6]*22" office:value-type="float" office:value="1848">
            <text:p>1848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formula="oooc:=[.B7]*16" office:value-type="float" office:value="1440">
            <text:p>1440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formula="oooc:=[.B8]*16" office:value-type="float" office:value="1616">
            <text:p>1616</text:p>
          </table:table-cell>
          <table:table-cell table:number-columns-repeated="7"/>
        </table:table-row>
      </table:table>
      <table:table table:name="RQRA" table:style-name="ta1" table:print="false">
        <office:forms form:automatic-focus="false" form:apply-design-mode="false"/>
        <table:table-column table:style-name="co5" table:default-cell-style-name="ce1"/>
        <table:table-column table:style-name="co2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" office:value-type="string">
            <text:p>RQ-RA</text:p>
          </table:table-cell>
          <table:table-cell table:number-columns-repeated="7"/>
        </table:table-row>
        <table:table-row table:style-name="ro1">
          <table:table-cell office:value-type="string">
            <text:p>Responsabile</text:p>
          </table:table-cell>
          <table:table-cell table:style-name="ce5" office:value-type="float" office:value="12">
            <text:p>12</text:p>
          </table:table-cell>
          <table:table-cell/>
          <table:table-cell>
            <draw:frame table:end-cell-address="RQRA.I18" table:end-x="0.012cm" table:end-y="0.345cm" draw:z-index="0" draw:style-name="gr1" svg:width="11.146cm" svg:height="7.75cm" svg:x="0.157cm" svg:y="0.133cm">
              <draw:object draw:notify-on-update-of-ranges="RQRA.A12:RQRA.A17 RQRA.B11:RQRA.B11 RQRA.B12:RQRA.B1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  <table:table-cell>
            <draw:frame table:end-cell-address="RQRA.M18" table:end-x="0.927cm" table:end-y="0.345cm" draw:z-index="1" draw:style-name="gr1" svg:width="8.61cm" svg:height="7.75cm" svg:x="1.349cm" svg:y="0.133cm">
              <draw:object draw:notify-on-update-of-ranges="RQRA.A3:RQRA.A8 RQRA.B3:RQRA.B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5"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style-name="ce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style-name="ce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style-name="ce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style-name="ce5" office:value-type="float" office:value="15">
            <text:p>15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number-columns-repeated="7"/>
        </table:table-row>
        <table:table-row table:style-name="ro1">
          <table:table-cell office:value-type="string">
            <text:p>Responsabile</text:p>
          </table:table-cell>
          <table:table-cell table:formula="oooc:=[.B3]*30" office:value-type="float" office:value="360">
            <text:p>360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formula="oooc:=[.B4]*20" office:value-type="float" office:value="360">
            <text:p>36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formula="oooc:=[.B5]*2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formula="oooc:=[.B6]*2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formula="oooc:=[.B7]*16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formula="oooc:=[.B8]*16" office:value-type="float" office:value="240">
            <text:p>240</text:p>
          </table:table-cell>
          <table:table-cell table:number-columns-repeated="7"/>
        </table:table-row>
      </table:table>
      <table:database-ranges>
        <table:database-range table:target-range-address="Totale.A17:Totale.A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it" fo:country="IT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9.11.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iero Bizzotto</meta:initial-creator>
    <meta:creation-date>2008-11-25T15:29:56</meta:creation-date>
    <dc:creator>marco</dc:creator>
    <dc:date>2008-12-03T19:11:20</dc:date>
    <meta:editing-cycles>22</meta:editing-cycles>
    <meta:editing-duration>PT6H34M11S</meta:editing-duration>
    <meta:user-defined meta:name="Info 1"/>
    <meta:user-defined meta:name="Info 2"/>
    <meta:user-defined meta:name="Info 3"/>
    <meta:user-defined meta:name="Info 4"/>
    <meta:document-statistic meta:table-count="5" meta:cell-count="34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lid-type="cylinder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olid-type="cylinder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olid-type="cylinder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olid-type="cylinder"/>
      <style:graphic-properties draw:fill-color="#ffd320"/>
      <style:text-properties fo:font-size="6pt" style:font-size-asian="6pt" style:font-size-complex="6pt"/>
    </style:style>
    <style:style style:name="ch12" style:family="chart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011cm" svg:height="6.984cm" chart:class="chart:bar" chart:style-name="ch1">
        <chart:title svg:x="3.173cm" svg:y="0.141cm" chart:style-name="ch2">
          <text:p>PRE RR</text:p>
        </chart:title>
        <chart:legend chart:legend-position="end" svg:x="5.601cm" svg:y="1.863cm" chart:style-name="ch3"/>
        <chart:plot-area chart:style-name="ch4" table:cell-range-address="PRERR.G8:PRERR.G13 PRERR.A8:PRERR.A13" chart:data-source-has-labels="both" svg:x="0.199cm" svg:y="0.781cm" svg:width="5.318cm" svg:height="5.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PRERR.G8:PRERR.G8"/>
          </chart:axis>
          <chart:axis chart:dimension="y" chart:name="primary-y" chart:style-name="ch6">
            <chart:title svg:x="0.243cm" svg:y="4.083cm" chart:style-name="ch7">
              <text:p>costo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PRERR.G9:PRERR.G9" chart:label-cell-address="PRERR.A9:PRERR.A9" chart:class="chart:bar">
            <chart:data-point/>
          </chart:series>
          <chart:series chart:style-name="ch10" chart:values-cell-range-address="PRERR.G10:PRERR.G10" chart:label-cell-address="PRERR.A10:PRERR.A10" chart:class="chart:bar">
            <chart:data-point/>
          </chart:series>
          <chart:series chart:style-name="ch11" chart:values-cell-range-address="PRERR.G11:PRERR.G11" chart:label-cell-address="PRERR.A11:PRERR.A11" chart:class="chart:bar">
            <chart:data-point/>
          </chart:series>
          <chart:series chart:style-name="ch12" chart:values-cell-range-address="PRERR.G12:PRERR.G12" chart:label-cell-address="PRERR.A12:PRERR.A12" chart:class="chart:bar">
            <chart:data-point/>
          </chart:series>
          <chart:series chart:style-name="ch13" chart:values-cell-range-address="PRERR.G13:PRERR.G13" chart:label-cell-address="PRERR.A13:PRERR.A13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600</text:p>
              </table:table-cell>
              <table:table-cell office:value-type="float" office:value="560">
                <text:p>560</text:p>
              </table:table-cell>
              <table:table-cell office:value-type="float" office:value="1625">
                <text:p>162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1384277344pt" style:font-size-asian="12.9981384277344pt" style:font-size-complex="12.9981384277344pt"/>
    </style:style>
    <style:style style:name="ch3" style:family="chart">
      <style:graphic-properties draw:stroke="none" svg:stroke-color="#b3b3b3" draw:fill="none" draw:fill-color="#e6e6e6"/>
      <style:text-properties fo:font-size="7.998854637146pt" style:font-size-asian="7.998854637146pt" style:font-size-complex="7.998854637146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none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011cm" svg:height="6.984cm" chart:class="chart:circle" chart:style-name="ch1">
        <chart:title svg:x="1.813cm" svg:y="0.14cm" chart:style-name="ch2">
          <text:p>Suddivisione ore/ruolo</text:p>
        </chart:title>
        <chart:legend chart:legend-position="end" svg:x="5.601cm" svg:y="1.864cm" chart:style-name="ch3"/>
        <chart:plot-area chart:style-name="ch4" table:cell-range-address="PRERR.A9:PRERR.B13 PRERR.B8:PRERR.B13 PRERR.A8:PRERR.A8" chart:data-source-has-labels="both" svg:x="0.158cm" svg:y="0.86cm" svg:width="5.28cm" svg:height="5.844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PRERR.A9:PRERR.A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RERR.B9:PRERR.B13" chart:label-cell-address="PRERR.B8:PRERR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mministratore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none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8.809cm" svg:height="7.76cm" chart:class="chart:circle" chart:style-name="ch1">
        <chart:title svg:x="3.561cm" svg:y="0.098cm" chart:style-name="ch2">
          <text:p>Ore/Ruolo</text:p>
        </chart:title>
        <chart:legend chart:legend-position="end" svg:x="6.238cm" svg:y="1.945cm" chart:style-name="ch3"/>
        <chart:plot-area chart:style-name="ch4" table:cell-range-address="RRRPP.B8:RRRPP.C13" chart:data-source-has-labels="column" svg:x="0.175cm" svg:y="0.869cm" svg:width="5.885cm" svg:height="6.579cm" dr3d:transform="matrix (1 0 0 0 0.5 -0.866025403784439 0 0.866025403784439 0.5 0cm 0cm 0cm)" dr3d:vrp="(0 0 87591.2408759124)" dr3d:projection="perspective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RRPP.B8:RRRPP.B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RRPP.C8:RRRPP.C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.001859664917pt" style:font-size-asian="13.001859664917pt" style:font-size-complex="13.001859664917pt"/>
    </style:style>
    <style:style style:name="ch3" style:family="chart">
      <style:text-properties fo:font-size="11.0015735626221pt" style:font-size-asian="11.0015735626221pt" style:font-size-complex="11.0015735626221pt"/>
    </style:style>
    <style:style style:name="ch4" style:family="chart">
      <style:graphic-properties draw:stroke="none" svg:stroke-color="#b3b3b3" draw:fill="none" draw:fill-color="#e6e6e6"/>
      <style:text-properties fo:font-size="8.00114440917969pt" style:font-size-asian="8.00114440917969pt" style:font-size-complex="8.00114440917969pt"/>
    </style:style>
    <style:style style:name="ch5" style:family="chart">
      <style:chart-properties chart:three-dimensional="true" chart:solid-type="cylinder" chart:connect-bars="false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.00128746032715pt" style:font-size-asian="9.00128746032715pt" style:font-size-complex="9.00128746032715pt"/>
    </style:style>
    <style:style style:name="ch9" style:family="chart">
      <style:graphic-properties svg:stroke-color="#b3b3b3"/>
    </style:style>
    <style:style style:name="ch10" style:family="chart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987cm" svg:height="6.993cm" chart:class="chart:bar" chart:style-name="ch1">
        <chart:title svg:x="6.022cm" svg:y="0.141cm" chart:style-name="ch2">
          <text:p>RR-RPP</text:p>
        </chart:title>
        <chart:subtitle svg:x="5.781cm" svg:y="0.783cm" chart:style-name="ch3">
          <text:p>Costi/Ruolo</text:p>
        </chart:subtitle>
        <chart:legend chart:legend-position="end" svg:x="11.365cm" svg:y="3.189cm" chart:style-name="ch4"/>
        <chart:plot-area chart:style-name="ch5" table:cell-range-address="RRRPP.B17:RRRPP.C22" chart:data-source-has-labels="column" svg:x="0.316cm" svg:y="1.372cm" svg:width="10.769cm" svg:height="5.341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RRRPP.B17:RRRPP.B22"/>
          </chart:axis>
          <chart:axis chart:dimension="y" chart:name="primary-y" chart:style-name="ch7">
            <chart:title svg:x="0.281cm" svg:y="4.386cm" chart:style-name="ch8">
              <text:p>costi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RRRPP.C17:RRRPP.C2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60">
                <text:p>5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25584793091pt" style:font-size-asian="12.9925584793091pt" style:font-size-complex="12.9925584793091pt"/>
    </style:style>
    <style:style style:name="ch3" style:family="chart">
      <style:text-properties fo:font-size="10.9937038421631pt" style:font-size-asian="10.9937038421631pt" style:font-size-complex="10.9937038421631pt"/>
    </style:style>
    <style:style style:name="ch4" style:family="chart">
      <style:graphic-properties draw:stroke="none" svg:stroke-color="#b3b3b3" draw:fill="none" draw:fill-color="#e6e6e6"/>
      <style:text-properties fo:font-size="7.99542093276978pt" style:font-size-asian="7.99542093276978pt" style:font-size-complex="7.99542093276978pt"/>
    </style:style>
    <style:style style:name="ch5" style:family="chart">
      <style:chart-properties chart:three-dimensional="true" chart:solid-type="cylinder" chart:connect-bars="false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77cm" svg:height="6.984cm" chart:class="chart:bar" chart:style-name="ch1">
        <chart:title svg:x="5.446cm" svg:y="0.139cm" chart:style-name="ch2">
          <text:p>RPQ-RR</text:p>
        </chart:title>
        <chart:subtitle svg:x="5.232cm" svg:y="0.782cm" chart:style-name="ch3">
          <text:p>Costu/Ruoli</text:p>
        </chart:subtitle>
        <chart:legend chart:legend-position="end" svg:x="11.166cm" svg:y="3.185cm" chart:style-name="ch4"/>
        <chart:plot-area chart:style-name="ch5" table:cell-range-address="RPPRQ.A12:RPPRQ.B17 RPPRQ.B11:RPPRQ.B17 RPPRQ.A11:RPPRQ.A11" chart:data-source-has-labels="both" svg:x="0.254cm" svg:y="1.371cm" svg:width="10.657cm" svg:height="5.333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RPPRQ.A12:RPPRQ.A17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RPPRQ.B12:RPPRQ.B17" chart:label-cell-address="RPPRQ.B11:RPPRQ.B1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oli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16">
                <text:p>16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3749389648pt" style:font-size-asian="12.9983749389648pt" style:font-size-complex="12.9983749389648pt"/>
    </style:style>
    <style:style style:name="ch3" style:family="chart">
      <style:graphic-properties draw:stroke="none" svg:stroke-color="#b3b3b3" draw:fill="none" draw:fill-color="#e6e6e6"/>
      <style:text-properties fo:font-size="7.99900007247925pt" style:font-size-asian="7.99900007247925pt" style:font-size-complex="7.99900007247925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none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7.998cm" svg:height="7.752cm" chart:class="chart:circle" chart:style-name="ch1">
        <chart:title svg:x="3.098cm" svg:y="0.155cm" chart:style-name="ch2">
          <text:p>Ore/Ruoli</text:p>
        </chart:title>
        <chart:legend chart:legend-position="end" svg:x="5.593cm" svg:y="1.734cm" chart:style-name="ch3"/>
        <chart:plot-area chart:style-name="ch4" table:cell-range-address="RPPRQ.A3:RPPRQ.B8" chart:data-source-has-labels="column" svg:x="0.158cm" svg:y="0.867cm" svg:width="5.275cm" svg:height="6.575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PPRQ.A3:RPPRQ.A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PPRQ.B3:RPPRQ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connect-bars="false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148cm" svg:height="6.988cm" chart:class="chart:bar" chart:style-name="ch1">
        <chart:title svg:x="4.756cm" svg:y="0.141cm" chart:style-name="ch2">
          <text:p>RPQ-RR</text:p>
        </chart:title>
        <chart:subtitle svg:x="4.568cm" svg:y="0.783cm" chart:style-name="ch3">
          <text:p>Costu/Ruoli</text:p>
        </chart:subtitle>
        <chart:legend chart:legend-position="end" svg:x="9.748cm" svg:y="3.186cm" chart:style-name="ch4"/>
        <chart:plot-area chart:style-name="ch5" table:cell-range-address="RQRA.A12:RQRA.B17 RQRA.B11:RQRA.B17 RQRA.A11:RQRA.A11" chart:data-source-has-labels="both" svg:x="0.221cm" svg:y="1.371cm" svg:width="9.304cm" svg:height="5.336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RQRA.A12:RQRA.A17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RQRA.B12:RQRA.B17" chart:label-cell-address="RQRA.B11:RQRA.B1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oli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none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8.612cm" svg:height="6.988cm" chart:class="chart:circle" chart:style-name="ch1">
        <chart:title svg:x="3.336cm" svg:y="0.141cm" chart:style-name="ch2">
          <text:p>Ore/Ruoli</text:p>
        </chart:title>
        <chart:legend chart:legend-position="end" svg:x="6.022cm" svg:y="1.564cm" chart:style-name="ch3"/>
        <chart:plot-area chart:style-name="ch4" table:cell-range-address="RQRA.A3:RQRA.B8" chart:data-source-has-labels="column" svg:x="0.17cm" svg:y="0.782cm" svg:width="5.68cm" svg:height="5.927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QRA.A3:RQRA.A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QRA.B3:RQRA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